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120000017AB69E6AD4.png" manifest:media-type="image/png"/>
  <manifest:file-entry manifest:full-path="Pictures/100002010000013300000194A524F853.png" manifest:media-type="image/png"/>
  <manifest:file-entry manifest:full-path="Pictures/10000201000000E80000009D8A319A35.png" manifest:media-type="image/png"/>
  <manifest:file-entry manifest:full-path="Pictures/10000B74000017F50000103FCD5BF0A8.svg" manifest:media-type="image/svg+xml"/>
  <manifest:file-entry manifest:full-path="Pictures/10000201000000E80000009DCC4D5E2B.png" manifest:media-type="image/png"/>
  <manifest:file-entry manifest:full-path="Pictures/10000B69000017F50000103FF228A965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Ultrafine_20_2_20_Dots_20_3_20_Dashes"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color="#ff00cc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4.135cm" svg:height="2.888cm" svg:x="13.386cm" svg:y="10.735cm">
          <draw:image xlink:href="Pictures/10000B69000017F50000103FF228A965.svg" xlink:type="simple" xlink:show="embed" xlink:actuate="onLoad">
            <text:p text:style-name="P1"><text:span text:style-name="T1">综合</text:span><text:span text:style-name="T1">支</text:span></text:p>
            <text:p text:style-name="P1"><text:span text:style-name="T1">付系</text:span><text:span text:style-name="T1">统</text:span></text:p>
          </draw:image>
          <draw:image xlink:href="Pictures/10000201000000E80000009DCC4D5E2B.png" xlink:type="simple" xlink:show="embed" xlink:actuate="onLoad"/>
        </draw:frame>
        <draw:frame draw:style-name="gr1" draw:text-style-name="P1" xml:id="id9" draw:id="id9" draw:layer="layout" svg:width="3.738cm" svg:height="2.894cm" svg:x="24.705cm" svg:y="10.732cm">
          <draw:image xlink:href="Pictures/10000B74000017F50000103FCD5BF0A8.svg" xlink:type="simple" xlink:show="embed" xlink:actuate="onLoad">
            <text:p text:style-name="P1">ERP</text:p>
          </draw:image>
          <draw:image xlink:href="Pictures/10000201000000E80000009D8A319A35.png" xlink:type="simple" xlink:show="embed" xlink:actuate="onLoad"/>
        </draw:frame>
        <draw:custom-shape draw:style-name="gr2" draw:text-style-name="P1" draw:layer="layout" svg:width="14.87cm" svg:height="19.05cm" svg:x="7.858cm" svg:y="4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extrusion="false" draw:type="ellipse" draw:enhanced-path="U 10800 10800 10800 10800 0 360 Z N"/>
        </draw:custom-shape>
        <draw:frame draw:style-name="gr3" draw:text-style-name="P1" xml:id="id1" draw:id="id1" draw:layer="layout" svg:width="2.153cm" svg:height="1.798cm" svg:x="4.835cm" svg:y="8.246cm">
          <draw:image xlink:href="Pictures/100002010000013300000194A524F853.png" xlink:type="simple" xlink:show="embed" xlink:actuate="onLoad">
            <text:p/>
          </draw:image>
        </draw:frame>
        <draw:frame draw:style-name="gr4" draw:text-style-name="P3" draw:layer="layout" svg:width="3.042cm" svg:height="0.81cm" svg:x="4.39cm" svg:y="7.35cm">
          <draw:text-box>
            <text:p text:style-name="P3"><text:span text:style-name="T2">微信对账文件</text:span></text:p>
          </draw:text-box>
        </draw:frame>
        <draw:frame draw:style-name="gr3" draw:text-style-name="P1" xml:id="id3" draw:id="id3" draw:layer="layout" svg:width="2.153cm" svg:height="1.798cm" svg:x="4.835cm" svg:y="11.28cm">
          <draw:image xlink:href="Pictures/100002010000013300000194A524F853.png" xlink:type="simple" xlink:show="embed" xlink:actuate="onLoad">
            <text:p/>
          </draw:image>
        </draw:frame>
        <draw:frame draw:style-name="gr4" draw:text-style-name="P3" draw:layer="layout" svg:width="3.465cm" svg:height="0.81cm" svg:x="4.179cm" svg:y="10.271cm">
          <draw:text-box>
            <text:p text:style-name="P3"><text:span text:style-name="T2">支付宝对账文件</text:span></text:p>
          </draw:text-box>
        </draw:frame>
        <draw:frame draw:style-name="gr3" draw:text-style-name="P1" xml:id="id4" draw:id="id4" draw:layer="layout" svg:width="2.153cm" svg:height="1.798cm" svg:x="4.835cm" svg:y="14.246cm">
          <draw:image xlink:href="Pictures/100002010000013300000194A524F853.png" xlink:type="simple" xlink:show="embed" xlink:actuate="onLoad">
            <text:p/>
          </draw:image>
        </draw:frame>
        <draw:frame draw:style-name="gr4" draw:text-style-name="P3" draw:layer="layout" svg:width="3.471cm" svg:height="0.81cm" svg:x="4.176cm" svg:y="13.271cm">
          <draw:text-box>
            <text:p text:style-name="P3"><text:span text:style-name="T2">POSP</text:span><text:span text:style-name="T2">对账文件</text:span></text:p>
          </draw:text-box>
        </draw:frame>
        <draw:connector draw:style-name="gr5" draw:text-style-name="P1" draw:layer="layout" draw:type="curve" svg:x1="6.988cm" svg:y1="9.145cm" svg:x2="13.386cm" svg:y2="12.179cm" draw:start-shape="id1" draw:start-glue-point="1" draw:end-shape="id2" svg:d="M6988 9145c4798 0 1600 3034 6398 3034" svg:viewBox="0 0 6399 3035">
          <text:p/>
        </draw:connector>
        <draw:connector draw:style-name="gr5" draw:text-style-name="P1" draw:layer="layout" draw:type="curve" svg:x1="6.988cm" svg:y1="12.179cm" svg:x2="13.386cm" svg:y2="12.179cm" draw:start-shape="id3" draw:end-shape="id2" draw:end-glue-point="3" svg:d="M6988 12179h6398" svg:viewBox="0 0 6399 1">
          <text:p/>
        </draw:connector>
        <draw:connector draw:style-name="gr5" draw:text-style-name="P1" draw:layer="layout" draw:type="curve" svg:x1="6.988cm" svg:y1="15.145cm" svg:x2="13.386cm" svg:y2="12.179cm" draw:start-shape="id4" draw:start-glue-point="1" draw:end-shape="id2" svg:d="M6988 15145c4798 0 1600-2966 6398-2966" svg:viewBox="0 0 6399 2967">
          <text:p/>
        </draw:connector>
        <draw:frame draw:style-name="gr4" draw:layer="layout" svg:width="4.983cm" svg:height="1.085cm" svg:x="8.384cm" svg:y="9.092cm">
          <draw:text-box>
            <text:p>1.下载对账文件</text:p>
          </draw:text-box>
        </draw:frame>
        <draw:custom-shape draw:style-name="gr6" draw:text-style-name="P4" xml:id="id5" draw:id="id5" draw:layer="layout" svg:width="6.952cm" svg:height="1.016cm" svg:x="11.458cm" svg:y="14.105cm">
          <text:p text:style-name="P4">2.各资金通道单独对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7" draw:id="id7" draw:layer="layout" svg:width="6.952cm" svg:height="1.016cm" svg:x="11.458cm" svg:y="17.306cm">
          <text:p text:style-name="P4">4.商户(一级二级)清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6.952cm" svg:height="1.016cm" svg:x="11.458cm" svg:y="15.706cm">
          <text:p text:style-name="P4">3.各资金通道差错处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1.458cm" svg:y1="14.613cm" svg:x2="11.458cm" svg:y2="16.214cm" draw:start-shape="id5" draw:start-glue-point="3" draw:end-shape="id6" draw:end-glue-point="3" svg:d="M11458 14613c-751 0-751 1601 0 1601" svg:viewBox="0 0 564 1602">
          <text:p/>
        </draw:connector>
        <draw:connector draw:style-name="gr7" draw:text-style-name="P1" draw:layer="layout" draw:type="curve" svg:x1="11.458cm" svg:y1="16.214cm" svg:x2="11.458cm" svg:y2="17.814cm" draw:start-shape="id6" draw:start-glue-point="3" draw:end-shape="id7" draw:end-glue-point="3" svg:d="M11458 16214c-751 0-751 1600 0 1600" svg:viewBox="0 0 564 1601">
          <text:p/>
        </draw:connector>
        <draw:custom-shape draw:style-name="gr6" draw:text-style-name="P4" xml:id="id8" draw:id="id8" draw:layer="layout" svg:width="6.952cm" svg:height="1.016cm" svg:x="11.458cm" svg:y="18.907cm">
          <text:p text:style-name="P4">5.一级商户结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1.458cm" svg:y1="17.814cm" svg:x2="11.458cm" svg:y2="19.415cm" draw:start-shape="id7" draw:start-glue-point="3" draw:end-shape="id8" draw:end-glue-point="3" svg:d="M11458 17814c-751 0-751 1601 0 1601" svg:viewBox="0 0 564 1602">
          <text:p/>
        </draw:connector>
        <draw:connector draw:style-name="gr5" draw:text-style-name="P1" draw:layer="layout" draw:type="curve" svg:x1="17.521cm" svg:y1="12.179cm" svg:x2="24.705cm" svg:y2="12.179cm" draw:start-shape="id2" draw:end-shape="id9" draw:end-glue-point="3" svg:d="M17521 12179h7184" svg:viewBox="0 0 7185 1">
          <text:p/>
        </draw:connector>
        <draw:frame draw:style-name="gr4" draw:layer="layout" svg:width="4.983cm" svg:height="1.085cm" svg:x="17.788cm" svg:y="11.114cm">
          <draw:text-box>
            <text:p>6.通知一清完成</text:p>
          </draw:text-box>
        </draw:frame>
        <draw:frame draw:style-name="gr3" draw:text-style-name="P1" xml:id="id10" draw:id="id10" draw:layer="layout" svg:width="1.748cm" svg:height="2.155cm" svg:x="29.478cm" svg:y="5.826cm">
          <draw:image xlink:href="Pictures/10000201000001120000017AB69E6AD4.png" xlink:type="simple" xlink:show="embed" xlink:actuate="onLoad">
            <text:p/>
          </draw:image>
        </draw:frame>
        <draw:connector draw:style-name="gr8" draw:text-style-name="P1" draw:layer="layout" draw:type="curve" svg:x1="30.352cm" svg:y1="7.981cm" svg:x2="28.443cm" svg:y2="12.179cm" draw:start-shape="id10" draw:start-glue-point="2" draw:end-shape="id9" draw:end-glue-point="1" svg:d="M30352 7981c0 2799-636 4198-1909 4198" svg:viewBox="0 0 1910 4199">
          <text:p text:style-name="P1">7.商户结算</text:p>
        </draw:connector>
        <draw:connector draw:style-name="gr8" draw:text-style-name="P1" draw:layer="layout" draw:type="curve" draw:line-skew="-1.742cm" svg:x1="26.574cm" svg:y1="10.732cm" svg:x2="15.453cm" svg:y2="10.735cm" draw:start-shape="id9" draw:start-glue-point="0" draw:end-shape="id2" svg:d="M26574 10732c0-3363-11121-3364-11121 3" svg:viewBox="0 0 11122 2526">
          <text:p text:style-name="P1">8.二级商户结算</text:p>
        </draw:connector>
        <draw:custom-shape draw:style-name="gr6" draw:text-style-name="P4" draw:layer="layout" svg:width="6.952cm" svg:height="1.016cm" svg:x="11.459cm" svg:y="20.508cm">
          <text:p text:style-name="P4">9.二级商户结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7:21:23.349569983</meta:creation-date>
    <dc:date>2017-08-24T17:53:45.382646819</dc:date>
    <meta:editing-duration>PT24M54S</meta:editing-duration>
    <meta:editing-cycles>41</meta:editing-cycles>
    <meta:generator>LibreOffice/4.2.8.2$Linux_x86 LibreOffice_project/420m0$Build-2</meta:generator>
    <meta:document-statistic meta:object-count="26"/>
  </office:meta>
</office:document-meta>
</file>